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2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1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Times New Roman2" svg:font-family="'Times New Roman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ucida Sans Unicode" svg:font-family="'Lucida Sans Unicode'"/>
    <style:font-face style:font-family-generic="system" style:font-pitch="variable" style:name="Tahoma1" svg:font-family="Tahoma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text-properties fo:font-weight="normal" style:font-weight-asian="normal" style:font-weight-complex="normal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5" style:parent-style-name="UrbanBody">
      <style:paragraph-properties fo:margin-left="0cm" fo:margin-right="0cm" fo:text-align="start" fo:text-indent="0cm" style:auto-text-indent="false" style:justify-single-word="false"/>
      <style:text-properties fo:font-size="11pt" fo:font-style="normal" fo:font-weight="normal" officeooo:paragraph-rsid="0006df1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6df15" style:font-name="Arial" style:font-size-asian="12pt" style:font-size-complex="12pt"/>
    </style:style>
    <style:style style:family="paragraph" style:name="P7" style:parent-style-name="Frame_20_contents">
      <style:paragraph-properties fo:text-align="start" style:justify-single-word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Frame_20_contents">
      <style:paragraph-properties fo:margin-left="0cm" fo:margin-right="0cm" fo:text-align="start" fo:text-indent="0cm" style:auto-text-indent="false" style:justify-single-word="false"/>
      <style:text-properties fo:font-size="11pt" fo:font-style="normal" fo:font-weight="normal" officeooo:paragraph-rsid="0006df1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9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6df15" style:font-name="Arial" style:font-size-asian="11pt" style:font-size-complex="11pt"/>
    </style:style>
    <style:style style:family="paragraph" style:name="P11" style:parent-style-name="Standard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Standard">
      <style:paragraph-properties fo:text-align="start" style:justify-single-word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3" style:parent-style-name="Standard">
      <style:paragraph-properties fo:text-align="center" style:justify-single-word="false"/>
      <style:text-properties fo:font-size="14pt" fo:font-weight="bold" style:font-name="arial" style:font-size-asian="14pt" style:font-size-complex="14pt" style:font-weight-asian="bold" style:font-weight-complex="bold" style:text-underline-style="none"/>
    </style:style>
    <style:style style:family="paragraph" style:name="P14" style:parent-style-name="Standard">
      <style:paragraph-properties fo:text-align="center" style:justify-single-word="false"/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15" style:parent-style-name="Standard">
      <style:text-properties fo:font-weight="normal" officeooo:paragraph-rsid="0006df15" style:font-name="arial" style:font-weight-asian="normal" style:font-weight-complex="normal" style:text-underline-style="none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6df15" style:font-name="Arial" style:font-size-asian="10pt" style:font-size-complex="10pt"/>
    </style:style>
    <style:style style:family="paragraph" style:name="P17" style:parent-style-name="Standard">
      <style:paragraph-properties fo:margin-left="0cm" fo:margin-right="0cm" fo:text-indent="0cm" style:auto-text-indent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1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8"><text:span text:style-name="T13">do text</text:span></text:p><text:p text:style-name="P18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6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3">Accusé de réception d'une demande de permis d'urbanisme</text:p>
      <text:p text:style-name="P14">Article 116 §1er du CWATUPE</text:p>
      <text:p text:style-name="P2"/>
      <text:p text:style-name="P7"><office:annotation><dc:creator>Gauthier Bastien</dc:creator><dc:date>2011-01-13T14:56:41</dc:date><text:p text:style-name="P18"><text:span text:style-name="T13">do text</text:span></text:p><text:p text:style-name="P18"><text:span text:style-name="T13">from document(at=reference, format='odt')</text:span></text:p></office:annotation>Import depuis reference.odt</text:p>
      <text:p text:style-name="P11"/>
      <text:p text:style-name="P12"><office:annotation><dc:creator>Gauthier Bastien</dc:creator><dc:date>2011-02-16T16:12:24</dc:date><text:p text:style-name="P18"><text:span text:style-name="T15">do text if len(self.getApplicants()) &gt; 1</text:span></text:p></office:annotation>Demandeurs : <text:text-input text:description="Demandeurs">self.getApplicantsSignaletic()</text:text-input></text:p>
      <text:p text:style-name="P12"><office:annotation><dc:creator>Gauthier Bastien</dc:creator><dc:date>2011-02-16T16:13:21</dc:date><text:p text:style-name="P18"><text:span text:style-name="T14">do text if not len(self.getApplicants()) &gt; 1</text:span></text:p></office:annotation>Demandeur : <text:text-input text:description="Demandeurs">self.getApplicantsSignaletic()</text:text-input></text:p>
      <text:p text:style-name="P12">Objet : <text:text-input text:description="Objet des travaux">self.getLicenceSubject()</text:text-input></text:p>
      <text:p text:style-name="P12">Situation : <text:text-input text:description="Situation des travaux">self.getWorkLocationSignaletic()</text:text-input></text:p>
      <text:p text:style-name="P11">Référence cadastrale : <text:text-input text:description="Parcelles">licence_view.get_parcels()</text:text-input></text:p>
      <text:p text:style-name="P17"/>
      <text:p text:style-name="P17"/>
      <text:p text:style-name="P8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7"/>
      <text:p text:style-name="P11"/>
      <text:p text:style-name="P11">CONCERNE : votre demande de prorogation du permis d'urbanisme délivré le <text:text-input text:description="Date de la décision d'octroi du permis">tool.formatDate(self.getLastTheLicence().getDecisionDate())</text:text-input></text:p>
      <text:p text:style-name="P11"/>
      <text:p text:style-name="P11">Nous avons bien reçu votre lettre du <text:text-input text:description="Date de réception de la lettre">tool.formatDate(urbanEventObj.getReceiptDate())</text:text-input><text:s/>par laquelle vous sollicitiez la prorogation du permis de bâtir <text:text-input text:description="Référence du dossier">self.getReference()</text:text-input><text:s/>vous délivré en date du <text:s/><text:text-input text:description="Date de la décision du collège">tool.formatDate(urbanEventObj.getDecisionDate())</text:text-input><text:s/>et notifié le [XXX]</text:p>
      <text:p text:style-name="P11"/>
      <text:p text:style-name="P11">Nous sommes au regret de vous signaler qu'il ne nous est malheureusement pas possible d'y réserver une suite favorable.</text:p>
      <text:p text:style-name="P11"/>
      <text:p text:style-name="P11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cette demande est introduite trente jours avant l'expiration du délai de péremption". <text:s/>Or, votre courrier est daté du <text:text-input text:description="Date de réception de la lettre">tool.formatDate(urbanEventObj.getReceiptDate())</text:text-input>. <text:s/>Il ne remplit donc pas cette condition.</text:p>
      <text:p text:style-name="P11"/>
      <text:p text:style-name="P11">Une nouvelle demande de permis d'urbanisme devra donc être introduite pour permettre la mise en œuvre des travaux.</text:p>
      <text:p text:style-name="P11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1"/>
      <text:p text:style-name="P2"/>
      <text:p text:style-name="P1"><office:annotation><dc:creator>Gauthier Bastien</dc:creator><dc:date>2011-01-13T14:56:41</dc:date><text:p text:style-name="P18"><text:span text:style-name="T13">do text</text:span></text:p><text:p text:style-name="P18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2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1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Times New Roman2" svg:font-family="'Times New Roman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ucida Sans Unicode" svg:font-family="'Lucida Sans Unicode'"/>
    <style:font-face style:font-family-generic="system" style:font-pitch="variable" style:name="Tahoma1" svg:font-family="Tahoma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text-properties fo:font-weight="normal" style:font-weight-asian="normal" style:font-weight-complex="normal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5" style:parent-style-name="UrbanBody">
      <style:paragraph-properties fo:margin-left="0cm" fo:margin-right="0cm" fo:text-align="start" fo:text-indent="0cm" style:auto-text-indent="false" style:justify-single-word="false"/>
      <style:text-properties fo:font-size="11pt" fo:font-style="normal" fo:font-weight="normal" officeooo:paragraph-rsid="0006df1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6df15" style:font-name="Arial" style:font-size-asian="12pt" style:font-size-complex="12pt"/>
    </style:style>
    <style:style style:family="paragraph" style:name="P7" style:parent-style-name="Frame_20_contents">
      <style:paragraph-properties fo:text-align="start" style:justify-single-word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Frame_20_contents">
      <style:paragraph-properties fo:margin-left="0cm" fo:margin-right="0cm" fo:text-align="start" fo:text-indent="0cm" style:auto-text-indent="false" style:justify-single-word="false"/>
      <style:text-properties fo:font-size="11pt" fo:font-style="normal" fo:font-weight="normal" officeooo:paragraph-rsid="0006df1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9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6df15" style:font-name="Arial" style:font-size-asian="11pt" style:font-size-complex="11pt"/>
    </style:style>
    <style:style style:family="paragraph" style:name="P11" style:parent-style-name="Standard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Standard">
      <style:paragraph-properties fo:text-align="start" style:justify-single-word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3" style:parent-style-name="Standard">
      <style:paragraph-properties fo:text-align="center" style:justify-single-word="false"/>
      <style:text-properties fo:font-size="14pt" fo:font-weight="bold" style:font-name="arial" style:font-size-asian="14pt" style:font-size-complex="14pt" style:font-weight-asian="bold" style:font-weight-complex="bold" style:text-underline-style="none"/>
    </style:style>
    <style:style style:family="paragraph" style:name="P14" style:parent-style-name="Standard">
      <style:paragraph-properties fo:text-align="center" style:justify-single-word="false"/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15" style:parent-style-name="Standard">
      <style:text-properties fo:font-weight="normal" officeooo:paragraph-rsid="0006df15" style:font-name="arial" style:font-weight-asian="normal" style:font-weight-complex="normal" style:text-underline-style="none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6df15" style:font-name="Arial" style:font-size-asian="10pt" style:font-size-complex="10pt"/>
    </style:style>
    <style:style style:family="paragraph" style:name="P17" style:parent-style-name="Standard">
      <style:paragraph-properties fo:margin-left="0cm" fo:margin-right="0cm" fo:text-indent="0cm" style:auto-text-indent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1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8"><text:span text:style-name="T13">do text</text:span></text:p><text:p text:style-name="P18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6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3">Accusé de réception d'une demande de permis d'urbanisme</text:p>
      <text:p text:style-name="P14">Article 116 §1er du CWATUPE</text:p>
      <text:p text:style-name="P2"/>
      <text:p text:style-name="P7"><office:annotation><dc:creator>Gauthier Bastien</dc:creator><dc:date>2011-01-13T14:56:41</dc:date><text:p text:style-name="P18"><text:span text:style-name="T13">do text</text:span></text:p><text:p text:style-name="P18"><text:span text:style-name="T13">from document(at=reference, format='odt')</text:span></text:p></office:annotation>Import depuis reference.odt</text:p>
      <text:p text:style-name="P11"/>
      <text:p text:style-name="P12"><office:annotation><dc:creator>Gauthier Bastien</dc:creator><dc:date>2011-02-16T16:12:24</dc:date><text:p text:style-name="P18"><text:span text:style-name="T15">do text if len(self.getApplicants()) &gt; 1</text:span></text:p></office:annotation>Demandeurs : <text:text-input text:description="Demandeurs">self.getApplicantsSignaletic()</text:text-input></text:p>
      <text:p text:style-name="P12"><office:annotation><dc:creator>Gauthier Bastien</dc:creator><dc:date>2011-02-16T16:13:21</dc:date><text:p text:style-name="P18"><text:span text:style-name="T14">do text if not len(self.getApplicants()) &gt; 1</text:span></text:p></office:annotation>Demandeur : <text:text-input text:description="Demandeurs">self.getApplicantsSignaletic()</text:text-input></text:p>
      <text:p text:style-name="P12">Objet : <text:text-input text:description="Objet des travaux">self.getLicenceSubject()</text:text-input></text:p>
      <text:p text:style-name="P12">Situation : <text:text-input text:description="Situation des travaux">self.getWorkLocationSignaletic()</text:text-input></text:p>
      <text:p text:style-name="P11">Référence cadastrale : <text:text-input text:description="Parcelles">licence_view.get_parcels()</text:text-input></text:p>
      <text:p text:style-name="P17"/>
      <text:p text:style-name="P17"/>
      <text:p text:style-name="P8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7"/>
      <text:p text:style-name="P11"/>
      <text:p text:style-name="P11">CONCERNE : votre demande de prorogation du permis d'urbanisme délivré le <text:text-input text:description="Date de la décision d'octroi du permis">tool.formatDate(self.getLastTheLicence().getDecisionDate())</text:text-input></text:p>
      <text:p text:style-name="P11"/>
      <text:p text:style-name="P11">Nous avons bien reçu votre lettre du <text:text-input text:description="Date de réception de la lettre">tool.formatDate(urbanEventObj.getReceiptDate())</text:text-input><text:s/>par laquelle vous sollicitiez la prorogation du permis de bâtir <text:text-input text:description="Référence du dossier">self.getReference()</text:text-input><text:s/>vous délivré en date du <text:s/><text:text-input text:description="Date de la décision du collège">tool.formatDate(urbanEventObj.getDecisionDate())</text:text-input><text:s/>et notifié le [XXX]</text:p>
      <text:p text:style-name="P11"/>
      <text:p text:style-name="P11">Nous sommes au regret de vous signaler qu'il ne nous est malheureusement pas possible d'y réserver une suite favorable.</text:p>
      <text:p text:style-name="P11"/>
      <text:p text:style-name="P11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cette demande est introduite trente jours avant l'expiration du délai de péremption". <text:s/>Or, votre courrier est daté du <text:text-input text:description="Date de réception de la lettre">tool.formatDate(urbanEventObj.getReceiptDate())</text:text-input>. <text:s/>Il ne remplit donc pas cette condition.</text:p>
      <text:p text:style-name="P11"/>
      <text:p text:style-name="P11">Une nouvelle demande de permis d'urbanisme devra donc être introduite pour permettre la mise en œuvre des travaux.</text:p>
      <text:p text:style-name="P11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1"/>
      <text:p text:style-name="P2"/>
      <text:p text:style-name="P1"><office:annotation><dc:creator>Gauthier Bastien</dc:creator><dc:date>2011-01-13T14:56:41</dc:date><text:p text:style-name="P18"><text:span text:style-name="T13">do text</text:span></text:p><text:p text:style-name="P18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2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1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Times New Roman2" svg:font-family="'Times New Roman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ucida Sans Unicode" svg:font-family="'Lucida Sans Unicode'"/>
    <style:font-face style:font-family-generic="system" style:font-pitch="variable" style:name="Tahoma1" svg:font-family="Tahoma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text-properties fo:font-weight="normal" style:font-weight-asian="normal" style:font-weight-complex="normal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5" style:parent-style-name="UrbanBody">
      <style:paragraph-properties fo:margin-left="0cm" fo:margin-right="0cm" fo:text-align="start" fo:text-indent="0cm" style:auto-text-indent="false" style:justify-single-word="false"/>
      <style:text-properties fo:font-size="11pt" fo:font-style="normal" fo:font-weight="normal" officeooo:paragraph-rsid="0006df1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6df15" style:font-name="Arial" style:font-size-asian="12pt" style:font-size-complex="12pt"/>
    </style:style>
    <style:style style:family="paragraph" style:name="P7" style:parent-style-name="Frame_20_contents">
      <style:paragraph-properties fo:text-align="start" style:justify-single-word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Frame_20_contents">
      <style:paragraph-properties fo:margin-left="0cm" fo:margin-right="0cm" fo:text-align="start" fo:text-indent="0cm" style:auto-text-indent="false" style:justify-single-word="false"/>
      <style:text-properties fo:font-size="11pt" fo:font-style="normal" fo:font-weight="normal" officeooo:paragraph-rsid="0006df1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9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6df15" style:font-name="Arial" style:font-size-asian="11pt" style:font-size-complex="11pt"/>
    </style:style>
    <style:style style:family="paragraph" style:name="P11" style:parent-style-name="Standard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Standard">
      <style:paragraph-properties fo:text-align="start" style:justify-single-word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3" style:parent-style-name="Standard">
      <style:paragraph-properties fo:text-align="center" style:justify-single-word="false"/>
      <style:text-properties fo:font-size="14pt" fo:font-weight="bold" style:font-name="arial" style:font-size-asian="14pt" style:font-size-complex="14pt" style:font-weight-asian="bold" style:font-weight-complex="bold" style:text-underline-style="none"/>
    </style:style>
    <style:style style:family="paragraph" style:name="P14" style:parent-style-name="Standard">
      <style:paragraph-properties fo:text-align="center" style:justify-single-word="false"/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15" style:parent-style-name="Standard">
      <style:text-properties fo:font-weight="normal" officeooo:paragraph-rsid="0006df15" style:font-name="arial" style:font-weight-asian="normal" style:font-weight-complex="normal" style:text-underline-style="none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6df15" style:font-name="Arial" style:font-size-asian="10pt" style:font-size-complex="10pt"/>
    </style:style>
    <style:style style:family="paragraph" style:name="P17" style:parent-style-name="Standard">
      <style:paragraph-properties fo:margin-left="0cm" fo:margin-right="0cm" fo:text-indent="0cm" style:auto-text-indent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1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8"><text:span text:style-name="T13">do text</text:span></text:p><text:p text:style-name="P18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6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3">Accusé de réception d'une demande de permis d'urbanisme</text:p>
      <text:p text:style-name="P14">Article 116 §1er du CWATUPE</text:p>
      <text:p text:style-name="P2"/>
      <text:p text:style-name="P7"><office:annotation><dc:creator>Gauthier Bastien</dc:creator><dc:date>2011-01-13T14:56:41</dc:date><text:p text:style-name="P18"><text:span text:style-name="T13">do text</text:span></text:p><text:p text:style-name="P18"><text:span text:style-name="T13">from document(at=reference, format='odt')</text:span></text:p></office:annotation>Import depuis reference.odt</text:p>
      <text:p text:style-name="P11"/>
      <text:p text:style-name="P12"><office:annotation><dc:creator>Gauthier Bastien</dc:creator><dc:date>2011-02-16T16:12:24</dc:date><text:p text:style-name="P18"><text:span text:style-name="T15">do text if len(self.getApplicants()) &gt; 1</text:span></text:p></office:annotation>Demandeurs : <text:text-input text:description="Demandeurs">self.getApplicantsSignaletic()</text:text-input></text:p>
      <text:p text:style-name="P12"><office:annotation><dc:creator>Gauthier Bastien</dc:creator><dc:date>2011-02-16T16:13:21</dc:date><text:p text:style-name="P18"><text:span text:style-name="T14">do text if not len(self.getApplicants()) &gt; 1</text:span></text:p></office:annotation>Demandeur : <text:text-input text:description="Demandeurs">self.getApplicantsSignaletic()</text:text-input></text:p>
      <text:p text:style-name="P12">Objet : <text:text-input text:description="Objet des travaux">self.getLicenceSubject()</text:text-input></text:p>
      <text:p text:style-name="P12">Situation : <text:text-input text:description="Situation des travaux">self.getWorkLocationSignaletic()</text:text-input></text:p>
      <text:p text:style-name="P11">Référence cadastrale : <text:text-input text:description="Parcelles">licence_view.get_parcels()</text:text-input></text:p>
      <text:p text:style-name="P17"/>
      <text:p text:style-name="P17"/>
      <text:p text:style-name="P8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7"/>
      <text:p text:style-name="P11"/>
      <text:p text:style-name="P11">CONCERNE : votre demande de prorogation du permis d'urbanisme délivré le <text:text-input text:description="Date de la décision d'octroi du permis">tool.formatDate(self.getLastTheLicence().getDecisionDate())</text:text-input></text:p>
      <text:p text:style-name="P11"/>
      <text:p text:style-name="P11">Nous avons bien reçu votre lettre du <text:text-input text:description="Date de réception de la lettre">tool.formatDate(urbanEventObj.getReceiptDate())</text:text-input><text:s/>par laquelle vous sollicitiez la prorogation du permis de bâtir <text:text-input text:description="Référence du dossier">self.getReference()</text:text-input><text:s/>vous délivré en date du <text:s/><text:text-input text:description="Date de la décision du collège">tool.formatDate(urbanEventObj.getDecisionDate())</text:text-input><text:s/>et notifié le [XXX]</text:p>
      <text:p text:style-name="P11"/>
      <text:p text:style-name="P11">Nous sommes au regret de vous signaler qu'il ne nous est malheureusement pas possible d'y réserver une suite favorable.</text:p>
      <text:p text:style-name="P11"/>
      <text:p text:style-name="P11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cette demande est introduite trente jours avant l'expiration du délai de péremption". <text:s/>Or, votre courrier est daté du <text:text-input text:description="Date de réception de la lettre">tool.formatDate(urbanEventObj.getReceiptDate())</text:text-input>. <text:s/>Il ne remplit donc pas cette condition.</text:p>
      <text:p text:style-name="P11"/>
      <text:p text:style-name="P11">Une nouvelle demande de permis d'urbanisme devra donc être introduite pour permettre la mise en œuvre des travaux.</text:p>
      <text:p text:style-name="P11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1"/>
      <text:p text:style-name="P2"/>
      <text:p text:style-name="P1"><office:annotation><dc:creator>Gauthier Bastien</dc:creator><dc:date>2011-01-13T14:56:41</dc:date><text:p text:style-name="P18"><text:span text:style-name="T13">do text</text:span></text:p><text:p text:style-name="P18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2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1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Times New Roman2" svg:font-family="'Times New Roman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ucida Sans Unicode" svg:font-family="'Lucida Sans Unicode'"/>
    <style:font-face style:font-family-generic="system" style:font-pitch="variable" style:name="Tahoma1" svg:font-family="Tahoma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text-properties fo:font-weight="normal" style:font-weight-asian="normal" style:font-weight-complex="normal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5" style:parent-style-name="UrbanBody">
      <style:paragraph-properties fo:margin-left="0cm" fo:margin-right="0cm" fo:text-align="start" fo:text-indent="0cm" style:auto-text-indent="false" style:justify-single-word="false"/>
      <style:text-properties fo:font-size="11pt" fo:font-style="normal" fo:font-weight="normal" officeooo:paragraph-rsid="0006df1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6df15" style:font-name="Arial" style:font-size-asian="12pt" style:font-size-complex="12pt"/>
    </style:style>
    <style:style style:family="paragraph" style:name="P7" style:parent-style-name="Frame_20_contents">
      <style:paragraph-properties fo:text-align="start" style:justify-single-word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Frame_20_contents">
      <style:paragraph-properties fo:margin-left="0cm" fo:margin-right="0cm" fo:text-align="start" fo:text-indent="0cm" style:auto-text-indent="false" style:justify-single-word="false"/>
      <style:text-properties fo:font-size="11pt" fo:font-style="normal" fo:font-weight="normal" officeooo:paragraph-rsid="0006df15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9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06df15" style:font-name="Arial" style:font-size-asian="11pt" style:font-size-complex="11pt"/>
    </style:style>
    <style:style style:family="paragraph" style:name="P11" style:parent-style-name="Standard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Standard">
      <style:paragraph-properties fo:text-align="start" style:justify-single-word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3" style:parent-style-name="Standard">
      <style:paragraph-properties fo:text-align="center" style:justify-single-word="false"/>
      <style:text-properties fo:font-size="14pt" fo:font-weight="bold" style:font-name="arial" style:font-size-asian="14pt" style:font-size-complex="14pt" style:font-weight-asian="bold" style:font-weight-complex="bold" style:text-underline-style="none"/>
    </style:style>
    <style:style style:family="paragraph" style:name="P14" style:parent-style-name="Standard">
      <style:paragraph-properties fo:text-align="center" style:justify-single-word="false"/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15" style:parent-style-name="Standard">
      <style:text-properties fo:font-weight="normal" officeooo:paragraph-rsid="0006df15" style:font-name="arial" style:font-weight-asian="normal" style:font-weight-complex="normal" style:text-underline-style="none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6df15" style:font-name="Arial" style:font-size-asian="10pt" style:font-size-complex="10pt"/>
    </style:style>
    <style:style style:family="paragraph" style:name="P17" style:parent-style-name="Standard">
      <style:paragraph-properties fo:margin-left="0cm" fo:margin-right="0cm" fo:text-indent="0cm" style:auto-text-indent="false"/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1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8"><text:span text:style-name="T13">do text</text:span></text:p><text:p text:style-name="P18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6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3">Accusé de réception d'une demande de permis d'urbanisme</text:p>
      <text:p text:style-name="P14">Article 116 §1er du CWATUPE</text:p>
      <text:p text:style-name="P2"/>
      <text:p text:style-name="P7"><office:annotation><dc:creator>Gauthier Bastien</dc:creator><dc:date>2011-01-13T14:56:41</dc:date><text:p text:style-name="P18"><text:span text:style-name="T13">do text</text:span></text:p><text:p text:style-name="P18"><text:span text:style-name="T13">from document(at=reference, format='odt')</text:span></text:p></office:annotation>Import depuis reference.odt</text:p>
      <text:p text:style-name="P11"/>
      <text:p text:style-name="P12"><office:annotation><dc:creator>Gauthier Bastien</dc:creator><dc:date>2011-02-16T16:12:24</dc:date><text:p text:style-name="P18"><text:span text:style-name="T15">do text if len(self.getApplicants()) &gt; 1</text:span></text:p></office:annotation>Demandeurs : <text:text-input text:description="Demandeurs">self.getApplicantsSignaletic()</text:text-input></text:p>
      <text:p text:style-name="P12"><office:annotation><dc:creator>Gauthier Bastien</dc:creator><dc:date>2011-02-16T16:13:21</dc:date><text:p text:style-name="P18"><text:span text:style-name="T14">do text if not len(self.getApplicants()) &gt; 1</text:span></text:p></office:annotation>Demandeur : <text:text-input text:description="Demandeurs">self.getApplicantsSignaletic()</text:text-input></text:p>
      <text:p text:style-name="P12">Objet : <text:text-input text:description="Objet des travaux">self.getLicenceSubject()</text:text-input></text:p>
      <text:p text:style-name="P12">Situation : <text:text-input text:description="Situation des travaux">self.getWorkLocationSignaletic()</text:text-input></text:p>
      <text:p text:style-name="P11">Référence cadastrale : <text:text-input text:description="Parcelles">licence_view.get_parcels()</text:text-input></text:p>
      <text:p text:style-name="P17"/>
      <text:p text:style-name="P17"/>
      <text:p text:style-name="P8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7"/>
      <text:p text:style-name="P11"/>
      <text:p text:style-name="P11">CONCERNE : votre demande de prorogation du permis d'urbanisme délivré le <text:text-input text:description="Date de la décision d'octroi du permis">tool.formatDate(self.getLastTheLicence().getDecisionDate())</text:text-input></text:p>
      <text:p text:style-name="P11"/>
      <text:p text:style-name="P11">Nous avons bien reçu votre lettre du <text:text-input text:description="Date de réception de la lettre">tool.formatDate(urbanEventObj.getReceiptDate())</text:text-input><text:s/>par laquelle vous sollicitiez la prorogation du permis de bâtir <text:text-input text:description="Référence du dossier">self.getReference()</text:text-input><text:s/>vous délivré en date du <text:s/><text:text-input text:description="Date de la décision du collège">tool.formatDate(urbanEventObj.getDecisionDate())</text:text-input><text:s/>et notifié le [XXX]</text:p>
      <text:p text:style-name="P11"/>
      <text:p text:style-name="P11">Nous sommes au regret de vous signaler qu'il ne nous est malheureusement pas possible d'y réserver une suite favorable.</text:p>
      <text:p text:style-name="P11"/>
      <text:p text:style-name="P11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cette demande est introduite trente jours avant l'expiration du délai de péremption". <text:s/>Or, votre courrier est daté du <text:text-input text:description="Date de réception de la lettre">tool.formatDate(urbanEventObj.getReceiptDate())</text:text-input>. <text:s/>Il ne remplit donc pas cette condition.</text:p>
      <text:p text:style-name="P11"/>
      <text:p text:style-name="P11">Une nouvelle demande de permis d'urbanisme devra donc être introduite pour permettre la mise en œuvre des travaux.</text:p>
      <text:p text:style-name="P11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1"/>
      <text:p text:style-name="P2"/>
      <text:p text:style-name="P1"><office:annotation><dc:creator>Gauthier Bastien</dc:creator><dc:date>2011-01-13T14:56:41</dc:date><text:p text:style-name="P18"><text:span text:style-name="T13">do text</text:span></text:p><text:p text:style-name="P18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Tahoma2" svg:font-family="Tahoma"/>
    <style:font-face style:name="DejaVu Sans2" svg:font-family="'DejaVu Sans'" style:font-family-generic="swiss"/>
    <style:font-face style:name="arial" svg:font-family="arial" style:font-family-generic="swiss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19:00.433416574</dc:date>
    <dc:language>fr-FR</dc:language>
    <meta:editing-cycles>129</meta:editing-cycles>
    <meta:editing-duration>P2DT6H50M31S</meta:editing-duration>
    <meta:document-statistic meta:table-count="1" meta:image-count="0" meta:object-count="0" meta:page-count="1" meta:paragraph-count="20" meta:word-count="242" meta:character-count="1905" meta:non-whitespace-character-count="1704"/>
    <meta:user-defined meta:name="Info 1"/>
    <meta:user-defined meta:name="Info 2"/>
    <meta:user-defined meta:name="Info 3"/>
    <meta:user-defined meta:name="Info 4"/>
  </office:meta>
</office:document-meta>
</file>